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all_ds_separate_location_lstm_metrics" table:style-name="ta1">
        <table:table-column table:style-name="co1" table:default-cell-style-name="ce2"/>
        <table:table-column table:style-name="co2" table:default-cell-style-name="ce3"/>
        <table:table-column table:style-name="co2" table:number-columns-repeated="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Metric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mean_mse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1413" calcext:value-type="float">
            <text:p>0.01413</text:p>
          </table:table-cell>
          <table:table-cell office:value-type="float" office:value="0.01264" calcext:value-type="float">
            <text:p>0.01264</text:p>
          </table:table-cell>
          <table:table-cell office:value-type="float" office:value="0.01352" calcext:value-type="float">
            <text:p>0.01352</text:p>
          </table:table-cell>
        </table:table-row>
        <table:table-row table:style-name="ro1">
          <table:table-cell office:value-type="string" calcext:value-type="string">
            <text:p>min_mse</text:p>
          </table:table-cell>
          <table:table-cell office:value-type="float" office:value="0.00437" calcext:value-type="float">
            <text:p>0.00437</text:p>
          </table:table-cell>
          <table:table-cell office:value-type="float" office:value="0.00521" calcext:value-type="float">
            <text:p>0.00521</text:p>
          </table:table-cell>
          <table:table-cell office:value-type="float" office:value="0.00477" calcext:value-type="float">
            <text:p>0.00477</text:p>
          </table:table-cell>
          <table:table-cell office:value-type="float" office:value="0.00552" calcext:value-type="float">
            <text:p>0.00552</text:p>
          </table:table-cell>
        </table:table-row>
        <table:table-row table:style-name="ro1">
          <table:table-cell office:value-type="string" calcext:value-type="string">
            <text:p>max_mse</text:p>
          </table:table-cell>
          <table:table-cell office:value-type="float" office:value="0.03253" calcext:value-type="float">
            <text:p>0.03253</text:p>
          </table:table-cell>
          <table:table-cell office:value-type="float" office:value="0.10608" calcext:value-type="float">
            <text:p>0.10608</text:p>
          </table:table-cell>
          <table:table-cell office:value-type="float" office:value="0.04034" calcext:value-type="float">
            <text:p>0.04034</text:p>
          </table:table-cell>
          <table:table-cell office:value-type="float" office:value="0.04411" calcext:value-type="float">
            <text:p>0.04411</text:p>
          </table:table-cell>
        </table:table-row>
        <table:table-row table:style-name="ro1">
          <table:table-cell office:value-type="string" calcext:value-type="string">
            <text:p>stdev_mse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0.00868" calcext:value-type="float">
            <text:p>0.00868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0537" calcext:value-type="float">
            <text:p>0.00537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table:style-name="ce2" office:value-type="float" office:value="258.69601" calcext:value-type="float">
            <text:p>258.69601</text:p>
          </table:table-cell>
          <table:table-cell office:value-type="float" office:value="265.37304" calcext:value-type="float">
            <text:p>265.37304</text:p>
          </table:table-cell>
          <table:table-cell office:value-type="float" office:value="271.96788" calcext:value-type="float">
            <text:p>271.96788</text:p>
          </table:table-cell>
          <table:table-cell office:value-type="float" office:value="263.9718" calcext:value-type="float">
            <text:p>263.9718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table:style-name="ce2" office:value-type="float" office:value="117.84444" calcext:value-type="float">
            <text:p>117.84444</text:p>
          </table:table-cell>
          <table:table-cell office:value-type="float" office:value="120.46111" calcext:value-type="float">
            <text:p>120.46111</text:p>
          </table:table-cell>
          <table:table-cell office:value-type="float" office:value="123.10556" calcext:value-type="float">
            <text:p>123.10556</text:p>
          </table:table-cell>
          <table:table-cell office:value-type="float" office:value="119.07778" calcext:value-type="float">
            <text:p>119.077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21T13:42:42.444840278</dc:date>
    <meta:editing-duration>PT1M52S</meta:editing-duration>
    <meta:editing-cycles>1</meta:editing-cycles>
    <meta:document-statistic meta:table-count="1" meta:cell-count="35" meta:object-count="0"/>
    <meta:generator>LibreOffice/6.0.7.3$Linux_X86_64 LibreOffice_project/00m0$Build-3</meta:generator>
  </office:meta>
</office:document-meta>
</file>